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38ddea" style:font-size-asian="14pt" style:font-size-complex="14pt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3c315c" officeooo:paragraph-rsid="003db56e" style:font-name-asian="Liberation Serif" style:font-size-asian="14pt" style:font-name-complex="Liberation Serif" style:font-size-complex="14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3c315c" officeooo:paragraph-rsid="003c315c" style:font-name-asian="Liberation Serif" style:font-size-asian="14pt" style:font-name-complex="Liberation Serif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4pt" officeooo:rsid="003c5174" officeooo:paragraph-rsid="003c5174" style:font-name-asian="Liberation Serif" style:font-size-asian="14pt" style:font-name-complex="Liberation Serif" style:font-size-complex="14pt"/>
    </style:style>
    <style:style style:name="P5" style:family="paragraph" style:parent-style-name="Text_20_body" style:list-style-name="L2">
      <style:paragraph-properties fo:line-height="150%"/>
      <style:text-properties fo:font-size="14pt" officeooo:rsid="003db56e" officeooo:paragraph-rsid="003db56e" style:font-size-asian="14pt" style:font-size-complex="14pt"/>
    </style:style>
    <style:style style:name="P6" style:family="paragraph" style:parent-style-name="Text_20_body" style:list-style-name="L3">
      <style:paragraph-properties fo:line-height="150%"/>
      <style:text-properties fo:font-size="14pt" officeooo:rsid="003db56e" officeooo:paragraph-rsid="003db56e" style:font-size-asian="14pt" style:font-size-complex="14pt"/>
    </style:style>
    <style:style style:name="P7" style:family="paragraph" style:parent-style-name="Text_20_body" style:list-style-name="L4">
      <style:paragraph-properties fo:line-height="150%"/>
      <style:text-properties fo:font-size="14pt" officeooo:rsid="003db56e" officeooo:paragraph-rsid="003db56e" style:font-size-asian="14pt" style:font-size-complex="14pt"/>
    </style:style>
    <style:style style:name="P8" style:family="paragraph" style:parent-style-name="Text_20_body" style:list-style-name="L2">
      <style:paragraph-properties fo:line-height="150%"/>
      <style:text-properties fo:font-size="14pt" officeooo:rsid="003c315c" officeooo:paragraph-rsid="003c315c" style:font-size-asian="14pt" style:font-size-complex="14pt"/>
    </style:style>
    <style:style style:name="P9" style:family="paragraph" style:parent-style-name="Text_20_body" style:list-style-name="L3">
      <style:paragraph-properties fo:line-height="150%"/>
      <style:text-properties fo:font-size="14pt" officeooo:rsid="003c5174" officeooo:paragraph-rsid="003c5174" style:font-size-asian="14pt" style:font-size-complex="14pt"/>
    </style:style>
    <style:style style:name="P10" style:family="paragraph" style:parent-style-name="Text_20_body" style:list-style-name="L4">
      <style:paragraph-properties fo:line-height="150%"/>
      <style:text-properties fo:font-size="14pt" officeooo:rsid="003c5174" officeooo:paragraph-rsid="003c5174" style:font-size-asian="14pt" style:font-size-complex="14pt"/>
    </style:style>
    <style:style style:name="P11" style:family="paragraph" style:parent-style-name="Text_20_body" style:list-style-name="L4">
      <style:paragraph-properties fo:line-height="150%"/>
      <style:text-properties fo:font-size="14pt" officeooo:rsid="003c5174" officeooo:paragraph-rsid="003cf614" style:font-size-asian="14pt" style:font-size-complex="14pt"/>
    </style:style>
    <style:style style:name="T1" style:family="text">
      <style:text-properties officeooo:rsid="0023bc36"/>
    </style:style>
    <style:style style:name="T2" style:family="text">
      <style:text-properties style:text-position="super 58%"/>
    </style:style>
    <style:style style:name="T3" style:family="text">
      <style:text-properties officeooo:rsid="003c315c"/>
    </style:style>
    <style:style style:name="T4" style:family="text">
      <style:text-properties officeooo:rsid="003c5174"/>
    </style:style>
    <style:style style:name="T5" style:family="text">
      <style:text-properties officeooo:rsid="003cf614"/>
    </style:style>
    <style:style style:name="T6" style:family="text">
      <style:text-properties officeooo:rsid="003db56e"/>
    </style:style>
    <style:style style:name="T7" style:family="text">
      <style:text-properties officeooo:rsid="003f865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tériel</text:h>
      <text:list xml:id="list156916467" text:style-name="L1">
        <text:list-item>
          <text:p text:style-name="P2">Livre</text:p>
        </text:list-item>
        <text:list-item>
          <text:p text:style-name="P2"><text:span text:style-name="T6">C</text:span>ahier de cours</text:p>
        </text:list-item>
        <text:list-item>
          <text:p text:style-name="P2"><text:span text:style-name="T6">C</text:span>ahier d’exercices</text:p>
        </text:list-item>
        <text:list-item>
          <text:p text:style-name="P4">Cahier de brouillon</text:p>
        </text:list-item>
        <text:list-item>
          <text:p text:style-name="P3">Chemise (pour y ranger les contrôles)</text:p>
        </text:list-item>
        <text:list-item>
          <text:p text:style-name="P3">Crayon de bois <text:span text:style-name="T4">(</text:span>ou critérium<text:span text:style-name="T4">)</text:span> et gomme</text:p>
        </text:list-item>
        <text:list-item>
          <text:p text:style-name="P3"><text:span text:style-name="T4">M</text:span>atériel de géométrie : règle graduée, compas, équerre <text:span text:style-name="T4">et</text:span> rapporteur</text:p>
        </text:list-item>
        <text:list-item>
          <text:p text:style-name="P3">Fluos, <text:span text:style-name="T4">c</text:span>olle et ciseaux</text:p>
        </text:list-item>
        <text:list-item>
          <text:p text:style-name="P3">Calculatrice</text:p>
        </text:list-item>
      </text:list>
      <text:h text:style-name="Heading_20_1" text:outline-level="1">En cours</text:h>
      <text:list xml:id="list2787868015" text:style-name="L2">
        <text:list-item>
          <text:p text:style-name="P5">On se respecte.</text:p>
        </text:list-item>
        <text:list-item>
          <text:p text:style-name="P8">Je pose des questions <text:span text:style-name="T4">dès que</text:span> je ne comprends pas quelque chose.</text:p>
        </text:list-item>
      </text:list>
      <text:h text:style-name="Heading_20_1" text:outline-level="1">Travail personnel (à la maison ou à l’étude)</text:h>
      <text:list xml:id="list3896051221" text:style-name="L3">
        <text:list-item>
          <text:p text:style-name="P9">J’essaie de me rappeler du cours puis je le revois.</text:p>
        </text:list-item>
        <text:list-item>
          <text:p text:style-name="P9">Je <text:span text:style-name="T6">cherche à résoudre</text:span> les exercices <text:span text:style-name="T6">donnés</text:span>.</text:p>
        </text:list-item>
        <text:list-item>
          <text:p text:style-name="P6">Je<text:span text:style-name="T4"> note </text:span><text:span text:style-name="T3">la correction </text:span>des exercices<text:span text:style-name="T3"> </text:span><text:span text:style-name="T5">(</text:span>idéalement <text:span text:style-name="T3">dans une </text:span><text:span text:style-name="T4">autre</text:span><text:span text:style-name="T3"> couleur</text:span><text:span text:style-name="T5">)</text:span><text:span text:style-name="T3">.</text:span></text:p>
        </text:list-item>
      </text:list>
      <text:h text:style-name="Heading_20_1" text:outline-level="1">Évaluations</text:h>
      <text:list xml:id="list2383680946" text:style-name="L4">
        <text:list-item>
          <text:p text:style-name="P10">Petits tests de cours (10 - 15 min), prévenus au cours précédent.</text:p>
        </text:list-item>
        <text:list-item>
          <text:p text:style-name="P11">Petits (30 min) et grands (1 h) contrôles, prévenus <text:span text:style-name="T5">la semaine</text:span> précédent<text:span text:style-name="T5">e</text:span>.</text:p>
        </text:list-item>
        <text:list-item>
          <text:p text:style-name="P7">Rédaction claire et soigné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07">
      <number:month number:calendar="jewish" number:style="long" number:textual="true"/>
    </number:date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9">
      <number:month number:calendar="jewish" number:style="long" number:textual="true"/>
      <number:text> </number:text>
      <number:day number:calendar="jewish"/>
    </number:dat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38ddea" style:font-size-asian="14pt" style:font-size-complex="14pt"/>
    </style:style>
    <style:style style:name="MT1" style:family="text">
      <style:text-properties officeooo:rsid="003f8653"/>
    </style:style>
    <style:style style:name="MT2" style:family="text">
      <style:text-properties style:text-position="super 58%"/>
    </style:style>
    <style:style style:name="MT3" style:family="text">
      <style:text-properties officeooo:rsid="003c315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6</text:span><text:span text:style-name="MT2">e</text:span><text:span text:style-name="MT1">2</text:span><text:tab/><text:span text:style-name="MT3">Organisation de l’année</text:span><text:tab/><text:span text:style-name="MT3">Math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06T23:25:35.794284289</dc:date>
    <meta:editing-duration>PT6H42M16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42" meta:character-count="768" meta:non-whitespace-character-count="665"/>
  </office:meta>
</office:document-meta>
</file>